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7" style:family="paragraph">
      <style:paragraph-properties fo:margin-left="2.062cm" fo:margin-right="-2.062cm" fo:text-indent="-2.062cm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22cm">
          <draw:text-box>
            <text:p text:style-name="P1"><text:span text:style-name="T1">HYMN #678</text:span></text:p>
            <text:p text:style-name="P1"><text:span text:style-name="T2">“</text:span><text:span text:style-name="T2">We Sing for All the Unsung Saint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7.011cm" svg:x="1.778cm" svg:y="0.522cm">
          <draw:text-box>
            <text:p text:style-name="P1"><text:span text:style-name="T3">1. </text:span><text:span text:style-name="T4">We sing for all the unsung saints,</text:span><text:span text:style-name="T4"><text:line-break/></text:span><text:span text:style-name="T4">That countless, nameless throng,</text:span><text:span text:style-name="T4"><text:line-break/></text:span><text:span text:style-name="T4">Who kept the faith and passed it on</text:span><text:span text:style-name="T4"><text:line-break/></text:span><text:span text:style-name="T4">With hope steadfast and stro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011cm" svg:x="1.778cm" svg:y="0.522cm">
          <draw:text-box>
            <text:p text:style-name="P1"><text:span text:style-name="T4">Through all the daily griefs and joys</text:span><text:span text:style-name="T4"><text:line-break/></text:span><text:span text:style-name="T4">No chronicles record,</text:span><text:span text:style-name="T4"><text:line-break/></text:span><text:span text:style-name="T4">Forgetful of their lack of fame,</text:span><text:span text:style-name="T4"><text:line-break/></text:span><text:span text:style-name="T4">But mindful of thei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5.146cm" svg:height="7.011cm" svg:x="1.524cm" svg:y="0.522cm">
          <draw:text-box>
            <text:p text:style-name="P1"><text:span text:style-name="T3">2. </text:span><text:span text:style-name="T4">Though uninscribed with date or place,</text:span><text:span text:style-name="T4"><text:line-break/></text:span><text:span text:style-name="T4">With title, rank, or name,</text:span><text:span text:style-name="T4"><text:line-break/></text:span><text:span text:style-name="T4">As living stones their stories join</text:span><text:span text:style-name="T4"><text:line-break/></text:span><text:span text:style-name="T4">To form a hallowed fr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5" draw:layer="layout" svg:width="25.146cm" svg:height="7.098cm" svg:x="1.524cm" svg:y="0.522cm">
          <draw:text-box>
            <text:p text:style-name="P1"><text:span text:style-name="T4">Around the myst’ry in their midst:</text:span><text:span text:style-name="T4"><text:line-break/></text:span><text:span text:style-name="T4">The Lamb once sacrificed,</text:span><text:span text:style-name="T4"><text:line-break/></text:span><text:span text:style-name="T4">The Love that wrested life from death,</text:span><text:span text:style-name="T4"><text:line-break/></text:span><text:span text:style-name="T4">The wounded, risen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6" draw:layer="layout" svg:width="24.892cm" svg:height="7.011cm" svg:x="1.487cm" svg:y="0.587cm">
          <draw:text-box>
            <text:p text:style-name="P1"><text:span text:style-name="T3">3. </text:span><text:span text:style-name="T4">So we take heart from unknown saints</text:span><text:span text:style-name="T4"><text:line-break/></text:span><text:span text:style-name="T4">Bereft of earthly fame,</text:span><text:span text:style-name="T4"><text:line-break/></text:span><text:span text:style-name="T4">Those faithful ones who have received</text:span><text:span text:style-name="T4"><text:line-break/></text:span><text:span text:style-name="T4">A more enduring name: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6" draw:layer="layout" svg:width="24.892cm" svg:height="13.591cm" svg:x="1.487cm" svg:y="0.587cm">
          <draw:text-box>
            <text:p text:style-name="P1"><text:span text:style-name="T4">For they reveal true blessing comes</text:span><text:span text:style-name="T4"><text:line-break/></text:span><text:span text:style-name="T4">When we our pride efface</text:span><text:span text:style-name="T4"><text:line-break/></text:span><text:span text:style-name="T4">And offer back our lives to be</text:span><text:span text:style-name="T4"><text:line-break/></text:span><text:span text:style-name="T4">The vessels of God’s grace.</text:span></text:p>
            <text:p text:style-name="P7"><text:span text:style-name="T6"/></text:p>
            <text:p text:style-name="P7"><text:span text:style-name="T6"/></text:p>
            <text:p text:style-name="P7"><text:span text:style-name="T6"><text:s/></text:span><text:span text:style-name="T6"><text:s text:c="4"/></text:span><text:span text:style-name="T6">© 1996 Hope Publishing Co.</text:span></text:p>
            <text:p text:style-name="P7"><text:span text:style-name="T6"><text:s/></text:span><text:span text:style-name="T6"><text:s text:c="4"/></text:span><text:span text:style-name="T6">Used by permission:</text:span></text:p>
            <text:p text:style-name="P7"><text:span text:style-name="T6"><text:s/></text:span><text:span text:style-name="T6"><text:s text:c="4"/></text:span><text:span text:style-name="T6">LSB Hymn License</text:span></text:p>
            <text:p text:style-name="P7"><text:span text:style-name="T6"><text:s/></text:span><text:span text:style-name="T6"><text:s text:c="4"/></text:span><text:span text:style-name="T6">.NET, no. 100011038.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21:50:50.976000000</meta:creation-date>
    <dc:title>Blue template</dc:title>
    <meta:editing-duration>PT4M45S</meta:editing-duration>
    <meta:editing-cycles>3</meta:editing-cycles>
    <meta:generator>LibreOffice/6.0.6.2$Windows_X86_64 LibreOffice_project/0c292870b25a325b5ed35f6b45599d2ea4458e77</meta:generator>
    <dc:date>2018-11-02T16:31:14.636000000</dc:date>
    <meta:document-statistic meta:object-count="42"/>
  </office:meta>
</office:document-meta>
</file>